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b7db" officeooo:paragraph-rsid="0006b7db"/>
    </style:style>
    <style:style style:name="P2" style:family="paragraph" style:parent-style-name="Heading_20_3">
      <style:text-properties officeooo:rsid="0006b7db" officeooo:paragraph-rsid="0006b7db"/>
    </style:style>
    <style:style style:name="P3" style:family="paragraph" style:parent-style-name="Heading_20_3">
      <style:paragraph-properties fo:margin-left="0cm" fo:margin-right="0cm" fo:margin-top="0cm" fo:margin-bottom="0.318cm" loext:contextual-spacing="false" fo:line-height="120%" fo:orphans="2" fo:widows="2" fo:text-indent="0cm" style:auto-text-indent="false"/>
    </style:style>
    <style:style style:name="P4" style:family="paragraph" style:parent-style-name="Preformatted_20_Text">
      <loext:graphic-properties draw:fill="solid" draw:fill-color="#f4f4f4" draw:opacity="100%"/>
      <style:paragraph-properties fo:margin-left="0cm" fo:margin-right="0cm" fo:margin-top="0cm" fo:margin-bottom="0.635cm" loext:contextual-spacing="false" fo:line-height="140%" fo:orphans="2" fo:widows="2" fo:text-indent="0cm" style:auto-text-indent="false" fo:background-color="#f4f4f4" fo:padding-left="0.635cm" fo:padding-right="0cm" fo:padding-top="0cm" fo:padding-bottom="0cm" fo:border-left="4.51pt solid #005282" fo:border-right="none" fo:border-top="none" fo:border-bottom="none"/>
      <style:text-properties fo:font-variant="normal" fo:text-transform="none" fo:color="#1b1b1b" style:font-name="arial" fo:font-size="12pt" fo:letter-spacing="normal" fo:font-style="normal" fo:font-weight="normal"/>
    </style:style>
    <style:style style:name="P5" style:family="paragraph" style:parent-style-name="Text_20_body">
      <style:paragraph-properties fo:margin-left="0cm" fo:margin-right="0cm" fo:margin-top="0cm" fo:margin-bottom="0.635cm" loext:contextual-spacing="false" fo:orphans="85" fo:widows="2" fo:text-indent="0cm" style:auto-text-indent="false"/>
      <style:text-properties fo:font-variant="normal" fo:text-transform="none" fo:color="#1b1b1b" style:font-name="arial" fo:font-size="12pt" fo:letter-spacing="normal" fo:font-style="normal" fo:font-weight="normal"/>
    </style:style>
    <style:style style:name="P6" style:family="paragraph" style:parent-style-name="Text_20_body">
      <style:paragraph-properties fo:margin-left="0cm" fo:margin-right="0cm" fo:margin-top="0cm" fo:margin-bottom="0.635cm" loext:contextual-spacing="false" fo:orphans="85" fo:widows="2" fo:text-indent="0cm" style:auto-text-indent="false"/>
    </style:style>
    <style:style style:name="P7" style:family="paragraph" style:parent-style-name="Preformatted_20_Text">
      <loext:graphic-properties draw:fill="solid" draw:fill-color="#f4f4f4" draw:opacity="100%"/>
      <style:paragraph-properties fo:margin-top="0cm" fo:margin-bottom="0.635cm" loext:contextual-spacing="false" fo:line-height="140%" fo:orphans="2" fo:widows="2" fo:background-color="#f4f4f4" fo:padding-left="0.635cm" fo:padding-right="0cm" fo:padding-top="0cm" fo:padding-bottom="0cm" fo:border-left="4.51pt solid #005282" fo:border-right="none" fo:border-top="none" fo:border-bottom="none"/>
      <style:text-properties fo:font-variant="normal" fo:text-transform="none" fo:color="#1b1b1b" style:font-name="arial" fo:font-size="12pt" fo:letter-spacing="normal" fo:font-style="normal" fo:font-weight="normal"/>
    </style:style>
    <style:style style:name="P8" style:family="paragraph" style:parent-style-name="Preformatted_20_Text" style:list-style-name="L1">
      <loext:graphic-properties draw:fill="solid" draw:fill-color="#f4f4f4" draw:opacity="100%"/>
      <style:paragraph-properties fo:margin-left="0cm" fo:margin-right="0cm" fo:margin-top="0cm" fo:margin-bottom="0.635cm" loext:contextual-spacing="false" fo:line-height="140%" fo:orphans="85" fo:widows="2" fo:text-indent="0cm" style:auto-text-indent="false" fo:background-color="#f4f4f4" fo:padding-left="0.635cm" fo:padding-right="0cm" fo:padding-top="0cm" fo:padding-bottom="0cm" fo:border-left="4.51pt solid #005282" fo:border-right="none" fo:border-top="none" fo:border-bottom="none"/>
    </style:style>
    <style:style style:name="P9" style:family="paragraph" style:parent-style-name="Preformatted_20_Text" style:list-style-name="L1">
      <loext:graphic-properties draw:fill="solid" draw:fill-color="#f4f4f4" draw:opacity="100%"/>
      <style:paragraph-properties fo:margin-top="0cm" fo:margin-bottom="0.635cm" loext:contextual-spacing="false" fo:line-height="140%" fo:orphans="85" fo:widows="2" fo:background-color="#f4f4f4" fo:padding-left="0.635cm" fo:padding-right="0cm" fo:padding-top="0cm" fo:padding-bottom="0cm" fo:border-left="4.51pt solid #005282" fo:border-right="none" fo:border-top="none" fo:border-bottom="none"/>
    </style:style>
    <style:style style:name="P10" style:family="paragraph" style:parent-style-name="Text_20_body" style:list-style-name="L1">
      <style:paragraph-properties fo:margin-left="0cm" fo:margin-right="0cm" fo:margin-top="0cm" fo:margin-bottom="0cm" loext:contextual-spacing="false" fo:orphans="85" fo:widows="2" fo:text-indent="0cm" style:auto-text-indent="false"/>
    </style:style>
    <style:style style:name="P11" style:family="paragraph" style:parent-style-name="Text_20_body" style:list-style-name="L1">
      <style:paragraph-properties fo:margin-left="0cm" fo:margin-right="0cm" fo:margin-top="0cm" fo:margin-bottom="0cm" loext:contextual-spacing="false" fo:orphans="85" fo:widows="2" fo:text-indent="0cm" style:auto-text-indent="false"/>
      <style:text-properties fo:font-variant="normal" fo:text-transform="none" fo:color="#1b1b1b" style:font-name="arial" fo:font-size="12pt" fo:letter-spacing="normal" fo:font-style="normal" fo:font-weight="normal"/>
    </style:style>
    <style:style style:name="P12" style:family="paragraph" style:parent-style-name="Text_20_body" style:list-style-name="L1">
      <style:paragraph-properties fo:margin-left="0cm" fo:margin-right="0cm" fo:orphans="85" fo:widows="2" fo:text-indent="0cm" style:auto-text-indent="false"/>
    </style:style>
    <style:style style:name="T1" style:family="text">
      <style:text-properties fo:font-variant="normal" fo:text-transform="none" fo:color="#1b1b1b" style:text-line-through-style="none" style:text-line-through-type="none" style:font-name="zillaslab" fo:font-style="normal" style:text-underline-style="none" fo:font-weight="normal" style:text-blinking="false"/>
    </style:style>
    <style:style style:name="T2" style:family="text">
      <style:text-properties fo:font-variant="normal" fo:text-transform="none" fo:color="#1b1b1b" style:font-name="arial" fo:font-size="12pt" fo:letter-spacing="normal" fo:font-style="normal" fo:font-weight="normal"/>
    </style:style>
    <style:style style:name="T3" style:family="text">
      <style:text-properties fo:font-variant="normal" fo:text-transform="none" fo:color="#1b1b1b" style:font-name="arial" fo:font-size="12pt" fo:letter-spacing="normal" fo:font-style="normal" fo:font-weight="normal" fo:background-color="transparent" loext:char-shading-value="0"/>
    </style:style>
    <style:style style:name="T4" style:family="text">
      <style:text-properties fo:font-variant="normal" fo:text-transform="none" fo:color="#1b1b1b" style:font-name="arial" fo:font-size="12pt" fo:letter-spacing="normal" fo:font-style="normal" fo:font-weight="normal" fo:background-color="#f4f4f4" loext:char-shading-value="0"/>
    </style:style>
    <style:style style:name="T5" style:family="text">
      <style:text-properties fo:font-variant="normal" fo:text-transform="none" fo:color="#db000e" style:font-name="arial" fo:font-size="12pt" fo:letter-spacing="normal" fo:font-style="normal" fo:font-weight="normal" fo:background-color="transparent" loext:char-shading-value="0"/>
    </style:style>
    <style:style style:name="T6" style:family="text">
      <style:text-properties fo:font-variant="normal" fo:text-transform="none" fo:color="#005a38" style:font-name="arial" fo:font-size="12pt" fo:letter-spacing="normal" fo:font-style="normal" fo:font-weight="normal" fo:background-color="transparent" loext:char-shading-value="0"/>
    </style:style>
    <style:style style:name="T7" style:family="text">
      <style:text-properties fo:font-variant="normal" fo:text-transform="none" fo:color="#005282" style:font-name="arial" fo:font-size="12pt" fo:letter-spacing="normal" fo:font-style="normal" style:text-underline-style="solid" style:text-underline-width="auto" style:text-underline-color="font-color" fo:font-weight="normal"/>
    </style:style>
    <style:style style:name="T8" style:family="text">
      <style:text-properties officeooo:rsid="000a5054"/>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bilitar o servidor para hospedar a página, comando abaixo:</text:p>
      <text:p text:style-name="P1"/>
      <text:p text:style-name="P1">pyhton3 -m http.server</text:p>
      <text:p text:style-name="P1"/>
      <text:h text:style-name="P2" text:outline-level="3"><text:bookmark text:name="uploading_your_files_to_github"/><text:a xlink:type="simple" xlink:href="https://developer.mozilla.org/en-US/docs/Learn/Common_questions/Using_Github_pages#uploading_your_files_to_github" text:style-name="Internet_20_link" text:visited-style-name="Visited_20_Internet_20_Link"><text:span text:style-name="T1">Enviando seus arquivos para o GitHub</text:span></text:a></text:h>
      <text:list xml:id="list3139540999" text:style-name="L1">
        <text:list-item>
          <text:p text:style-name="P10"><text:span text:style-name="T2">Na página atual, você está interessado na seção </text:span><text:span text:style-name="Emphasis"><text:span text:style-name="T2">... ou envie um repositório existente a partir da linha de comando</text:span></text:span><text:span text:style-name="T2"> . Você deve ver duas linhas de código listadas nesta seção. Copie toda a primeira linha, cole-a na linha de comando e pressione Enter. O comando deve ser semelhante a este:</text:span></text:p>
          <text:p text:style-name="P8"><text:span text:style-name="Source_20_Text"><text:span text:style-name="T5">git</text:span></text:span><text:span text:style-name="Source_20_Text"><text:span text:style-name="T3"> remote </text:span></text:span><text:span text:style-name="Source_20_Text"><text:span text:style-name="T5">add</text:span></text:span><text:span text:style-name="Source_20_Text"><text:span text:style-name="T3"> origin https://github.com/chrisdavidmills/my-repository.git</text:span></text:span></text:p>
        </text:list-item>
        <text:list-item>
          <text:p text:style-name="P11"><draw:frame draw:style-name="fr1" draw:name="Quadro1" text:anchor-type="char" svg:width="0.041cm" draw:z-index="0"><draw:text-box fo:min-height="0.041cm"><text:p text:style-name="Text_20_body">Copiar para área de transferência</text:p></draw:text-box></draw:frame>Em seguida, digite os dois comandos a seguir, pressionando Enter após cada um. Eles preparam o código para upload para o GitHub e pedem ao Git para gerenciar esses arquivos.</text:p>
          <text:p text:style-name="P8"><text:span text:style-name="Source_20_Text"><text:span text:style-name="T5">git</text:span></text:span><text:span text:style-name="Source_20_Text"><text:span text:style-name="T3"> </text:span></text:span><text:span text:style-name="Source_20_Text"><text:span text:style-name="T5">add</text:span></text:span><text:span text:style-name="Source_20_Text"><text:span text:style-name="T3"> --all</text:span></text:span></text:p>
          <text:p text:style-name="P9"><text:span text:style-name="Source_20_Text"><text:span text:style-name="T5">git</text:span></text:span><text:span text:style-name="Source_20_Text"><text:span text:style-name="T3"> commit -m </text:span></text:span><text:span text:style-name="Source_20_Text"><text:span text:style-name="T6">'adding my files to my repository'</text:span></text:span></text:p>
        </text:list-item>
        <text:list-item>
          <text:p text:style-name="P10"><draw:frame draw:style-name="fr1" draw:name="Quadro2" text:anchor-type="char" svg:width="0.041cm" draw:z-index="1"><draw:text-box fo:min-height="0.041cm"><text:p text:style-name="Text_20_body">Copiar para área de transferência</text:p></draw:text-box></draw:frame><text:span text:style-name="T2">Por fim, envie o código para o GitHub acessando a página da web do GitHub em que você está e inserindo no terminal o segundo dos dois comandos que vimos </text:span><text:span text:style-name="Emphasis"><text:span text:style-name="T2">... ou envie um repositório existente da</text:span></text:span><text:span text:style-name="T2"> seção de </text:span><text:span text:style-name="Emphasis"><text:span text:style-name="T2">linha de comando</text:span></text:span><text:span text:style-name="T2"> :</text:span></text:p>
          <text:p text:style-name="P8"><text:span text:style-name="Source_20_Text"><text:span text:style-name="T5">git</text:span></text:span><text:span text:style-name="Source_20_Text"><text:span text:style-name="T3"> push -u origin main</text:span></text:span></text:p>
        </text:list-item>
        <text:list-item>
          <text:p text:style-name="P10"><draw:frame draw:style-name="fr1" draw:name="Quadro3" text:anchor-type="char" svg:width="0.041cm" draw:z-index="2"><draw:text-box fo:min-height="0.041cm"><text:p text:style-name="Text_20_body">Copiar para área de transferência</text:p></draw:text-box></draw:frame><text:span text:style-name="T2">Agora você precisa ativar as páginas do GitHub para o seu repositório. Para fazer isso, na página inicial do seu repositório, escolha </text:span><text:span text:style-name="Emphasis"><text:span text:style-name="T2">Configurações e</text:span></text:span><text:span text:style-name="T2"> , em seguida, selecione </text:span><text:span text:style-name="Emphasis"><text:span text:style-name="T2">Páginas</text:span></text:span><text:span text:style-name="T2"> na barra lateral à esquerda. Abaixo da  </text:span><text:span text:style-name="Emphasis"><text:span text:style-name="T2">Fonte</text:span></text:span><text:span text:style-name="T2"> , escolha o branch "principal". A página deve ser atualizada.</text:span></text:p>
        </text:list-item>
        <text:list-item>
          <text:p text:style-name="P11">Vá para a seção Páginas do GitHub novamente e você verá uma linha do formulário "Seu site está pronto para ser publicado em https: // xxxxxx."</text:p>
        </text:list-item>
        <text:list-item>
          <text:p text:style-name="P12"><text:span text:style-name="T2">Se você clicar neste URL, deverá ir para uma versão ativa do seu exemplo, desde que a página inicial seja chamada </text:span><text:span text:style-name="Source_20_Text"><text:span text:style-name="T4">index.html</text:span></text:span><text:span text:style-name="T2">- ela vai para este ponto de entrada por padrão. Se o ponto de entrada do seu site tiver outro nome, por exemplo </text:span><text:span text:style-name="Source_20_Text"><text:span text:style-name="T4">myPage.html</text:span></text:span><text:span text:style-name="T2">, você precisará ir para </text:span><text:span text:style-name="Source_20_Text"><text:span text:style-name="T4">https://xxxxxx/myPage.html</text:span></text:span><text:span text:style-name="T2">.</text:span></text:p>
        </text:list-item>
      </text:list>
      <text:h text:style-name="P3" text:outline-level="3"><text:bookmark text:name="further_github_knowledge"/><text:a xlink:type="simple" xlink:href="https://developer.mozilla.org/en-US/docs/Learn/Common_questions/Using_Github_pages#further_github_knowledge" text:style-name="Internet_20_link" text:visited-style-name="Visited_20_Internet_20_Link"><text:span text:style-name="T1">Conhecimento adicional do GitHub</text:span></text:a></text:h>
      <text:p text:style-name="P5">Se você deseja fazer mais alterações em seu site de teste e carregá-las no GitHub, você precisa fazer as alterações em seus arquivos da mesma forma que fez antes. Em seguida, você precisa inserir os seguintes comandos (pressionando Enter após cada um) para enviar essas alterações para o GitHub:</text:p>
      <text:p text:style-name="P4"><text:s text:c="8"/>git add --all</text:p>
      <text:p text:style-name="P7"><text:s text:c="7"/>git commit -m 'another commit'</text:p>
      <text:p text:style-name="P7"><text:soft-page-break/>git push</text:p>
      <text:p text:style-name="P6"><text:span text:style-name="T2">Você pode substituir </text:span><text:span text:style-name="Emphasis"><text:span text:style-name="T2">outro commit</text:span></text:span><text:span text:style-name="T2"> por uma mensagem mais adequada para descrever a mudança que acabou de fazer.</text:span></text:p>
      <text:p text:style-name="P6"><text:span text:style-name="T2">Mal arranhamos a superfície do Git. Para saber mais, confira nossa página </text:span><text:a xlink:type="simple" xlink:href="https://developer.mozilla.org/en-US/docs/Learn/Tools_and_testing/GitHub" text:style-name="Internet_20_link" text:visited-style-name="Visited_20_Internet_20_Link"><text:span text:style-name="T7">Git e GitHub</text:span></text:a><text:span text:style-name="T2"> .</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len Xavier Cintra</meta:initial-creator>
    <meta:creation-date>2021-12-06T13:47:35.311943373</meta:creation-date>
    <dc:date>2021-12-06T20:08:48.415010245</dc:date>
    <dc:creator>Warlen Xavier Cintra</dc:creator>
    <meta:editing-duration>PT8M17S</meta:editing-duration>
    <meta:editing-cycles>3</meta:editing-cycles>
    <meta:generator>LibreOffice/6.4.7.2$Linux_X86_64 LibreOffice_project/40$Build-2</meta:generator>
    <meta:document-statistic meta:table-count="0" meta:image-count="0" meta:object-count="0" meta:page-count="2" meta:paragraph-count="23" meta:word-count="407" meta:character-count="2390" meta:non-whitespace-character-count="1998"/>
  </office:meta>
</office:document-meta>
</file>